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text>d</mtext>
          <msup>
            <mi>W</mi>
            <mrow>
              <mo stretchy="false">(</mo>
              <mrow>
                <mi>R</mi>
              </mrow>
              <mo stretchy="false">)</mo>
            </mrow>
          </msup>
        </mrow>
        <mrow>
          <mtext>d</mtext>
          <mi>t</mi>
        </mrow>
      </mfrac>
      <mrow>
        <mi/>
        <mo stretchy="false">=</mo>
        <mi/>
      </mrow>
      <mn>2</mn>
      <mi>D</mi>
    </mrow>
    <annotation encoding="StarMath 5.0">alignc {"d" W^(R)} over {"d"t} `=` 2 D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16:15:51.642000000</meta:creation-date>
    <meta:generator>LibreOffice/4.1.4.2$Windows_x86 LibreOffice_project/0a0440ccc0227ad9829de5f46be37cfb6edcf72</meta:generator>
  </office:meta>
</office:document-meta>
</file>